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文泉驿点阵正黑" svg:font-family="文泉驿点阵正黑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16.501cm"/>
    </style:style>
    <style:style style:name="co3" style:family="table-column">
      <style:table-column-properties fo:break-before="auto" style:column-width="12.024cm"/>
    </style:style>
    <style:style style:name="co4" style:family="table-column">
      <style:table-column-properties fo:break-before="auto" style:column-width="6.542cm"/>
    </style:style>
    <style:style style:name="co5" style:family="table-column">
      <style:table-column-properties fo:break-before="auto" style:column-width="5.897cm"/>
    </style:style>
    <style:style style:name="co6" style:family="table-column">
      <style:table-column-properties fo:break-before="auto" style:column-width="5.823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8.47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3.685cm" fo:break-before="auto" style:use-optimal-row-height="false"/>
    </style:style>
    <style:style style:name="ro3" style:family="table-row">
      <style:table-row-properties style:row-height="3.071cm" fo:break-before="auto" style:use-optimal-row-height="false"/>
    </style:style>
    <style:style style:name="ro4" style:family="table-row">
      <style:table-row-properties style:row-height="3.773cm" fo:break-before="auto" style:use-optimal-row-height="false"/>
    </style:style>
    <style:style style:name="ro5" style:family="table-row">
      <style:table-row-properties style:row-height="3.027cm" fo:break-before="auto" style:use-optimal-row-height="false"/>
    </style:style>
    <style:style style:name="ro6" style:family="table-row">
      <style:table-row-properties style:row-height="3.817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457cm" fo:break-before="auto" style:use-optimal-row-height="false"/>
    </style:style>
    <style:style style:name="ro9" style:family="table-row">
      <style:table-row-properties style:row-height="3.124cm" fo:break-before="auto" style:use-optimal-row-height="false"/>
    </style:style>
    <style:style style:name="ro10" style:family="table-row">
      <style:table-row-properties style:row-height="3.824cm" fo:break-before="auto" style:use-optimal-row-height="true"/>
    </style:style>
    <style:style style:name="ro11" style:family="table-row">
      <style:table-row-properties style:row-height="3.579cm" fo:break-before="auto" style:use-optimal-row-height="true"/>
    </style:style>
    <style:style style:name="ro12" style:family="table-row">
      <style:table-row-properties style:row-height="4.295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工作表1">
      <style:table-properties table:display="true" style:writing-mode="lr-tb" tableooo:tab-color="#ffffff"/>
    </style:style>
    <number:date-style style:name="N50">
      <number:year number:style="long"/>
      <number:text>年</number:text>
      <number:month number:style="long"/>
      <number:text>月</number:text>
      <number:day/>
      <number:text>日</number:text>
      <number:hours number:style="long"/>
      <number:text>时</number:text>
      <number:minutes number:style="long"/>
      <number:text>分</number:text>
      <number:seconds number:style="long"/>
      <number:text>秒</number:text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文泉驿点阵正黑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文泉驿点阵正黑" fo:font-size="10pt" fo:font-weight="normal" style:text-underline-style="none" style:text-underline-color="font-color" fo:font-style="normal" style:text-outline="false" fo:text-shadow="none" style:text-position="0%" style:font-name-asian="文泉驿点阵正黑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style:font-name="文泉驿点阵正黑" fo:font-size="10pt" style:font-style-asian="normal" style:font-weight-complex="normal" style:font-weight-asian="normal" style:font-size-complex="10pt" style:font-size-asian="10pt" style:font-name-asian="文泉驿点阵正黑" style:text-position="0%" fo:text-shadow="none" style:text-outline="false" fo:font-style="normal" style:text-underline-style="none" style:text-underline-color="font-color" fo:font-weight="normal" style:font-style-complex="normal"/>
    </style:style>
    <style:style style:name="T4" style:family="text">
      <style:text-properties fo:font-size="10pt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style-complex="normal" style:font-name="Arial"/>
    </style:style>
    <style:style style:name="T5" style:family="text">
      <style:text-properties fo:font-size="10pt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style-complex="normal" style:font-name="文泉驿点阵正黑" style:font-name-asian="文泉驿点阵正黑"/>
    </style:style>
    <style:style style:name="T6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asian="文泉驿点阵正黑" style:text-position="0%" fo:text-shadow="none" style:text-outline="false" fo:font-style="normal" style:text-underline-style="none" style:text-underline-color="font-color" fo:font-weight="normal" style:font-name="文泉驿点阵正黑"/>
    </style:style>
    <style:style style:name="T7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Arial"/>
    </style:style>
    <style:style style:name="T8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文泉驿点阵正黑" style:font-name-asian="文泉驿点阵正黑"/>
    </style:style>
    <style:style style:name="T9" style:family="text">
      <style:text-properties style:font-weight-complex="normal" fo:font-weight="normal" style:font-weight-asian="normal" style:font-size-complex="10pt" style:font-size-asian="10pt" style:font-name-asian="文泉驿点阵正黑" style:font-name="文泉驿点阵正黑" fo:font-size="10pt" style:font-style-complex="normal" style:text-position="0%" fo:text-shadow="none" style:text-outline="false" fo:font-style="normal" style:text-underline-style="none" style:text-underline-color="font-color" style:font-style-asian="normal"/>
    </style:style>
    <style:style style:name="T10" style:family="text">
      <style:text-properties style:font-weight-complex="normal" fo:font-weight="normal" style:font-weight-asian="normal" style:font-size-complex="10pt" style:font-size-asian="10pt" fo:font-size="10pt" style:font-style-complex="normal" style:text-position="0%" fo:text-shadow="none" style:text-outline="false" fo:font-style="normal" style:text-underline-style="none" style:text-underline-color="font-color" style:font-style-asian="normal" style:font-name="Arial"/>
    </style:style>
    <style:style style:name="T11" style:family="text">
      <style:text-properties style:font-weight-complex="normal" fo:font-weight="normal" style:font-weight-asian="normal" style:font-size-complex="10pt" style:font-size-asian="10pt" fo:font-size="10pt" style:font-style-complex="normal" style:text-position="0%" fo:text-shadow="none" style:text-outline="false" fo:font-style="normal" style:text-underline-style="none" style:text-underline-color="font-color" style:font-style-asian="normal" style:font-name-asian="文泉驿点阵正黑" style:font-name="文泉驿点阵正黑"/>
    </style:style>
    <style:style style:name="T12" style:family="text">
      <style:text-properties style:font-weight-complex="normal" fo:font-weight="normal" style:font-weight-asian="normal" style:font-size-complex="10pt" style:font-size-asian="10pt" fo:font-size="10pt" style:font-style-complex="normal" style:text-position="0%" fo:text-shadow="none" style:text-outline="false" fo:font-style="normal" style:text-underline-style="none" style:text-underline-color="font-color" style:font-style-asian="normal" style:font-name="文泉驿点阵正黑" style:font-name-asian="文泉驿点阵正黑"/>
    </style:style>
    <style:style style:name="T13" style:family="text">
      <style:text-properties fo:font-style="normal" style:text-outline="false" style:font-size-complex="10pt" style:font-weight-asian="normal" style:font-weight-complex="normal" style:font-style-asian="normal" style:font-style-complex="normal" style:text-position="0%" style:font-size-asian="10pt" style:font-name-asian="文泉驿点阵正黑" fo:text-shadow="none" style:font-name="文泉驿点阵正黑" fo:font-size="10pt" fo:font-weight="normal" style:text-underline-style="none" style:text-underline-color="font-color"/>
    </style:style>
    <style:style style:name="T14" style:family="text">
      <style:text-properties fo:font-style="normal" style:text-outline="false" style:font-size-complex="10pt" style:font-weight-asian="normal" style:font-weight-complex="normal" style:font-style-asian="normal" style:font-style-complex="normal" style:text-position="0%" style:font-size-asian="10pt" fo:text-shadow="none" fo:font-size="10pt" fo:font-weight="normal" style:text-underline-style="none" style:text-underline-color="font-color" style:font-name="Arial"/>
    </style:style>
    <style:style style:name="T15" style:family="text">
      <style:text-properties fo:font-style="normal" style:text-outline="false" style:font-size-complex="10pt" style:font-weight-asian="normal" style:font-weight-complex="normal" style:font-style-asian="normal" style:font-style-complex="normal" style:text-position="0%" style:font-size-asian="10pt" fo:text-shadow="none" fo:font-size="10pt" fo:font-weight="normal" style:text-underline-style="none" style:text-underline-color="font-color" style:font-name="文泉驿点阵正黑" style:font-name-asian="文泉驿点阵正黑"/>
    </style:style>
    <style:style style:name="T16" style:family="text">
      <style:text-properties style:font-style-complex="normal" style:font-name="文泉驿点阵正黑" style:font-style-asian="normal" style:font-weight-complex="normal" style:font-weight-asian="normal" style:font-size-complex="10pt" style:font-size-asian="10pt" style:font-name-asian="文泉驿点阵正黑" style:text-position="0%" fo:text-shadow="none" style:text-outline="false" fo:font-style="normal" style:text-underline-style="none" style:text-underline-color="font-color" fo:font-weight="normal" fo:font-size="10pt"/>
    </style:style>
    <style:style style:name="T17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fo:font-size="10pt" style:font-name="Arial"/>
    </style:style>
    <style:style style:name="T18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fo:font-size="10pt" style:font-name="文泉驿点阵正黑" style:font-name-asian="文泉驿点阵正黑"/>
    </style:style>
    <style:style style:name="T19" style:family="text">
      <style:text-properties style:text-underline-style="none" style:text-underline-color="font-color" style:font-size-complex="10pt" style:font-weight-asian="normal" style:font-weight-complex="normal" style:font-style-complex="normal" style:text-position="0%" fo:font-style="normal" style:font-name="文泉驿点阵正黑" style:font-style-asian="normal" style:text-outline="false" style:font-size-asian="10pt" style:font-name-asian="文泉驿点阵正黑" fo:text-shadow="none" fo:font-size="10pt" fo:font-weight="normal"/>
    </style:style>
    <style:style style:name="T20" style:family="text">
      <style:text-properties style:text-underline-style="none" style:text-underline-color="font-color" style:font-size-complex="10pt" style:font-weight-asian="normal" style:font-weight-complex="normal" style:font-style-complex="normal" style:text-position="0%" fo:font-style="normal" style:font-style-asian="normal" style:text-outline="false" style:font-size-asian="10pt" fo:text-shadow="none" fo:font-size="10pt" fo:font-weight="normal" style:font-name="Arial"/>
    </style:style>
    <style:style style:name="T21" style:family="text">
      <style:text-properties style:text-underline-style="none" style:text-underline-color="font-color" style:font-size-complex="10pt" style:font-weight-asian="normal" style:font-weight-complex="normal" style:font-style-complex="normal" style:text-position="0%" fo:font-style="normal" style:font-style-asian="normal" style:text-outline="false" style:font-size-asian="10pt" fo:text-shadow="none" fo:font-size="10pt" fo:font-weight="normal" style:font-name-asian="文泉驿点阵正黑" style:font-name="文泉驿点阵正黑"/>
    </style:style>
    <style:style style:name="T22" style:family="text">
      <style:text-properties style:text-underline-style="none" style:text-underline-color="font-color" style:font-size-complex="10pt" style:font-weight-asian="normal" style:font-weight-complex="normal" style:font-style-complex="normal" style:text-position="0%" fo:font-style="normal" style:font-style-asian="normal" style:text-outline="false" style:font-size-asian="10pt" fo:text-shadow="none" fo:font-size="10pt" fo:font-weight="normal" style:font-name="文泉驿点阵正黑" style:font-name-asian="文泉驿点阵正黑"/>
    </style:style>
    <style:style style:name="T23" style:family="text">
      <style:text-properties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文泉驿点阵正黑" style:font-name-asian="文泉驿点阵正黑"/>
    </style:style>
  </office:automatic-styles>
  <office:body>
    <office:spreadsheet>
      <table:calculation-settings table:case-sensitive="false" table:automatic-find-labels="false" table:use-regular-expressions="false"/>
      <table:table table:name="工作表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CVE <text:span text:style-name="T1">标示</text:span></text:p>
          </table:table-cell>
          <table:table-cell office:value-type="string" calcext:value-type="string">
            <text:p>漏洞名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发布时间</text:p>
          </table:table-cell>
          <table:table-cell office:value-type="string" calcext:value-type="string">
            <text:p>修改时间</text:p>
          </table:table-cell>
          <table:table-cell office:value-type="string" calcext:value-type="string">
            <text:p>涉及产品</text:p>
          </table:table-cell>
          <table:table-cell office:value-type="string" calcext:value-type="string">
            <text:p>涉及版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VE-2015-0257</text:p>
          </table:table-cell>
          <table:table-cell table:style-name="ce1" office:value-type="string" calcext:value-type="string">
            <text:p>Red Hat Enterprise Virtualization Manager <text:span text:style-name="T1">权限许可和访问控制漏洞</text:span><text:span text:style-name="T2">(CNNVD-201505-008)</text:span></text:p>
          </table:table-cell>
          <table:table-cell table:style-name="ce2" office:value-type="string" calcext:value-type="string">
            <text:p>CVSS<text:span text:style-name="T3">分值</text:span><text:span text:style-name="T4">:2.1[</text:span><text:span text:style-name="T5">轻微</text:span><text:span text:style-name="T4">(LOW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LOCAL[</text:span><text:span text:style-name="T5">漏洞利用需要具有物理访问权限或本地帐户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HEV Manager 3.5.1<text:span text:style-name="T6">之前版本中存在安全漏洞，该漏洞源于服务启动时，程序为</text:span><text:span text:style-name="T7">ovirt-engine-dwhd</text:span><text:span text:style-name="T8">服务和插件共享的目录分配弱权限。本地攻击者可通过读取目录中的文件利用该漏洞获取敏感信息。</text:span></text:p>
          </table:table-cell>
          <table:table-cell table:style-name="ce5" office:value-type="date" office:date-value="2015-05-01T11:59:03.000002" calcext:value-type="date">
            <text:p>2015年05月1日11时59分03秒</text:p>
          </table:table-cell>
          <table:table-cell table:style-name="ce5" office:value-type="date" office:date-value="2015-05-11T22:02:19.000003" calcext:value-type="date">
            <text:p>2015年05月11日22时02分19秒</text:p>
          </table:table-cell>
          <table:table-cell table:style-name="ce1" office:value-type="string" calcext:value-type="string">
            <text:p>null</text:p>
          </table:table-cell>
          <table:table-cell table:style-name="ce2" office:value-type="string" calcext:value-type="string">
            <text:p/>
            <text:p><text:span text:style-name="T6">产品及版本信息</text:span><text:span text:style-name="T7">(CPE)</text:span><text:span text:style-name="T8">暂不可用</text:span>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VE-2014-0154</text:p>
          </table:table-cell>
          <table:table-cell table:style-name="ce1" office:value-type="string" calcext:value-type="string">
            <text:p>Red Hat oVirt Engine <text:span text:style-name="T1">信息泄露漏洞</text:span><text:span text:style-name="T2">(CNNVD-201502-308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5[</text:span><text:span text:style-name="T5">中等</text:span><text:span text:style-name="T4">(MEDIUM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ed Hat oVirt Engine 3.4.4<text:span text:style-name="T9">及之前版本中存在安全漏洞，该漏洞源于程序没有为会话</text:span><text:span text:style-name="T10">ID</text:span><text:span text:style-name="T11">的</text:span><text:span text:style-name="T10">Set-Cookie</text:span><text:span text:style-name="T12">头设置</text:span><text:span text:style-name="T10">HTTPOnly</text:span><text:span text:style-name="T12">标志。远程攻击者可通过脚本访问</text:span><text:span text:style-name="T10">cookie</text:span><text:span text:style-name="T12">利用该漏洞获取潜在的敏感信息。</text:span></text:p>
          </table:table-cell>
          <table:table-cell table:style-name="ce2" office:value-type="string" calcext:value-type="string">
            <text:p>2015-02-13 10:59:03</text:p>
          </table:table-cell>
          <table:table-cell table:style-name="ce2" office:value-type="string" calcext:value-type="string">
            <text:p>2015-02-13 18:19:19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VE-2014-0151</text:p>
          </table:table-cell>
          <table:table-cell table:style-name="ce1" office:value-type="string" calcext:value-type="string">
            <text:p>Red Hat oVirt Engine <text:span text:style-name="T1">跨站请求伪造漏洞</text:span><text:span text:style-name="T2">(CNNVD-201406-511)</text:span></text:p>
          </table:table-cell>
          <table:table-cell table:style-name="ce2" office:value-type="string" calcext:value-type="string">
            <text:p>CVSS<text:span text:style-name="T3">分值</text:span><text:span text:style-name="T4">:6.8[</text:span><text:span text:style-name="T5">中等</text:span><text:span text:style-name="T4">(MEDIUM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PARTIAL[</text:span><text:span text:style-name="T5">可能会导致系统文件被修改</text:span><text:span text:style-name="T4">]</text:span></text:p>
            <text:p><text:span text:style-name="T3">可用性影响</text:span><text:span text:style-name="T4">:PARTIAL[</text:span><text:span text:style-name="T5">可能会导致性能下降或中断资源访问</text:span><text:span text:style-name="T4">]</text:span></text:p>
            <text:p><text:span text:style-name="T3">攻击复杂度</text:span><text:span text:style-name="T4">:MEDIUM[</text:span><text:span text:style-name="T5">漏洞利用存在一定的访问条件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ed Hat oVirt Engine 3.5.0 beta1<text:span text:style-name="T6">及之前版本中存在跨站请求伪造漏洞。远程攻击者可通过发送</text:span><text:span text:style-name="T7">REST API</text:span><text:span text:style-name="T8">请求利用该漏洞执行未指定的操作。</text:span></text:p>
          </table:table-cell>
          <table:table-cell table:style-name="ce2" office:value-type="string" calcext:value-type="string">
            <text:p>2015-02-13 10:59:01</text:p>
          </table:table-cell>
          <table:table-cell table:style-name="ce2" office:value-type="string" calcext:value-type="string">
            <text:p>2015-02-13 18:19:00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VE-2014-3573</text:p>
          </table:table-cell>
          <table:table-cell table:style-name="ce1" office:value-type="string" calcext:value-type="string">
            <text:p>Red Hat Enterprise Virtualization Manager <text:span text:style-name="T1">信息泄露漏洞</text:span><text:span text:style-name="T2">(CNNVD-201409-972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6.5[</text:span><text:span text:style-name="T5">中等</text:span><text:span text:style-name="T4">(MEDIUM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PARTIAL[</text:span><text:span text:style-name="T5">可能会导致系统文件被修改</text:span><text:span text:style-name="T4">]</text:span></text:p>
            <text:p><text:span text:style-name="T3">可用性影响</text:span><text:span text:style-name="T4">:PARTIAL[</text:span><text:span text:style-name="T5">可能会导致性能下降或中断资源访问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1">身份认证</text:span><text:span text:style-name="T2">:SINGLE_INSTANCE[--]</text:span></text:p>
          </table:table-cell>
          <table:table-cell table:style-name="ce4" office:value-type="string" calcext:value-type="string">
            <text:p>Red Hat Enterprise Virtualization Manager 3.4.2<text:span text:style-name="T3">之前版本中使用的</text:span><text:span text:style-name="T4">oVirt Engine backend</text:span><text:span text:style-name="T5">模块中存在安全漏洞，该漏洞源于程序使用了‘</text:span><text:span text:style-name="T4">insecure DocumentBuilderFactory’</text:span><text:span text:style-name="T5">。远程攻击者可借助特制的</text:span><text:span text:style-name="T4">XML/RSDL</text:span><text:span text:style-name="T5">文档利用该漏洞读取任意文件。</text:span></text:p>
          </table:table-cell>
          <table:table-cell table:style-name="ce2" office:value-type="string" calcext:value-type="string">
            <text:p>2014-10-17 20:55:04</text:p>
          </table:table-cell>
          <table:table-cell table:style-name="ce2" office:value-type="string" calcext:value-type="string">
            <text:p>2014-10-23 12:32:37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CVE-2014-3559</text:p>
          </table:table-cell>
          <table:table-cell table:style-name="ce1" office:value-type="string" calcext:value-type="string">
            <text:p>Red Hat Enterprise Virtualization <text:span text:style-name="T1">安全漏洞</text:span><text:span text:style-name="T2">(CNNVD-201408-086)</text:span></text:p>
          </table:table-cell>
          <table:table-cell table:style-name="ce2" office:value-type="string" calcext:value-type="string">
            <text:p>CVSS<text:span text:style-name="T3">分值</text:span><text:span text:style-name="T4">:3.5[</text:span><text:span text:style-name="T5">轻微</text:span><text:span text:style-name="T4">(LOW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MEDIUM[</text:span><text:span text:style-name="T5">漏洞利用存在一定的访问条件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1">身份认证</text:span><text:span text:style-name="T2">:SINGLE_INSTANCE[--]</text:span></text:p>
          </table:table-cell>
          <table:table-cell table:style-name="ce4" office:value-type="string" calcext:value-type="string">
            <text:p>Red Hat Enterprise Virtualization 3.4<text:span text:style-name="T13">版本的</text:span><text:span text:style-name="T14">oVirt</text:span><text:span text:style-name="T15">存储后端中存在安全漏洞，该漏洞源于程序删除</text:span><text:span text:style-name="T14">VM</text:span><text:span text:style-name="T15">时，没有清除内存快照（即使</text:span><text:span text:style-name="T14">VM</text:span><text:span text:style-name="T15">的磁盘配置了‘</text:span><text:span text:style-name="T14">wipe-after-delete’</text:span><text:span text:style-name="T15">选项）。远程攻击者可通过未初始化的存储卷利用该漏洞读取已删除</text:span><text:span text:style-name="T14">VM</text:span><text:span text:style-name="T15">内存的部分信息，获取敏感信息。</text:span></text:p>
          </table:table-cell>
          <table:table-cell table:style-name="ce2" office:value-type="string" calcext:value-type="string">
            <text:p>2014-08-06 15:55:03</text:p>
          </table:table-cell>
          <table:table-cell table:style-name="ce2" office:value-type="string" calcext:value-type="string">
            <text:p>2014-08-07 08:17:33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CVE-2014-3485</text:p>
          </table:table-cell>
          <table:table-cell table:style-name="ce1" office:value-type="string" calcext:value-type="string">
            <text:p>Red Hat Enterprise Virtualization Manager oVirt <text:span text:style-name="T1">信息泄露漏洞</text:span><text:span text:style-name="T2">(CNNVD-201407-275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4[</text:span><text:span text:style-name="T5">中等</text:span><text:span text:style-name="T4">(MEDIUM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1">身份认证</text:span><text:span text:style-name="T2">:SINGLE_INSTANCE[--]</text:span></text:p>
          </table:table-cell>
          <table:table-cell table:style-name="ce4" office:value-type="string" calcext:value-type="string">
            <text:p>RHEV-M 3.4<text:span text:style-name="T3">版本使用的</text:span><text:span text:style-name="T4">oVirt</text:span><text:span text:style-name="T5">中的</text:span><text:span text:style-name="T4">ovirt-engine</text:span><text:span text:style-name="T5">的</text:span><text:span text:style-name="T4">REST API</text:span><text:span text:style-name="T5">存在安全漏洞。远程攻击者可利用该漏洞读取任意文件。</text:span></text:p>
          </table:table-cell>
          <table:table-cell table:style-name="ce2" office:value-type="string" calcext:value-type="string">
            <text:p>2014-07-11 10:55:03</text:p>
          </table:table-cell>
          <table:table-cell table:style-name="ce2" office:value-type="string" calcext:value-type="string">
            <text:p>2014-07-11 11:31:49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>
            <text:p>CVE-2014-0202</text:p>
          </table:table-cell>
          <table:table-cell table:style-name="ce1" office:value-type="string" calcext:value-type="string">
            <text:p>Red Hat Enterprise Virtualization Manager data warehouse <text:span text:style-name="T1">信任管理漏洞</text:span><text:span text:style-name="T2">(CNNVD-201405-568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2.1[</text:span><text:span text:style-name="T5">轻微</text:span><text:span text:style-name="T4">(LOW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LOCAL[</text:span><text:span text:style-name="T5">漏洞利用需要具有物理访问权限或本地帐户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hevm-dwh<text:span text:style-name="T16">程序包</text:span><text:span text:style-name="T17">3.3.2</text:span><text:span text:style-name="T18">及之前版本使用的</text:span><text:span text:style-name="T17">ovirt-engine-dwh</text:span><text:span text:style-name="T18">安装脚本存在安全漏洞，该漏洞源于程序以明文形式存储历史数据库密码。本地攻击者可利用该漏洞获取敏感信息。</text:span></text:p>
          </table:table-cell>
          <table:table-cell table:style-name="ce2" office:value-type="string" calcext:value-type="string">
            <text:p>2014-05-30 10:55:08</text:p>
          </table:table-cell>
          <table:table-cell table:style-name="ce2" office:value-type="string" calcext:value-type="string">
            <text:p>2014-06-26 11:46:06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产品及版本信息<text:span text:style-name="T23">(CPE)</text:span><text:span text:style-name="T24">暂不可用</text:span></text:p>
          </table:table-cell>
          <table:table-cell table:number-columns-repeated="1016"/>
        </table:table-row>
        <table:table-row table:style-name="ro8">
          <table:table-cell table:style-name="ce1" office:value-type="string" calcext:value-type="string">
            <text:p>CVE-2014-0199</text:p>
          </table:table-cell>
          <table:table-cell table:style-name="ce1" office:value-type="string" calcext:value-type="string">
            <text:p>Red Hat Enterprise Virtualization reports <text:span text:style-name="T1">加密问题漏洞</text:span><text:span text:style-name="T2">(CNNVD-201405-555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2.1[</text:span><text:span text:style-name="T5">轻微</text:span><text:span text:style-name="T4">(LOW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LOCAL[</text:span><text:span text:style-name="T5">漏洞利用需要具有物理访问权限或本地帐户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hevm-reports<text:span text:style-name="T16">程序包</text:span><text:span text:style-name="T17">3.3.3</text:span><text:span text:style-name="T18">之前版本使用的</text:span><text:span text:style-name="T17">ovirt-engine-reports setup</text:span><text:span text:style-name="T18">脚本存在安全漏洞，该漏洞源于程序以明文方式存储报告数据库密码。本地攻击者可利用该漏洞获取敏感信息。</text:span></text:p>
          </table:table-cell>
          <table:table-cell table:style-name="ce2" office:value-type="string" calcext:value-type="string">
            <text:p>2014-05-29 10:19:07</text:p>
          </table:table-cell>
          <table:table-cell table:style-name="ce2" office:value-type="string" calcext:value-type="string">
            <text:p>2014-05-30 09:44:09</text:p>
          </table:table-cell>
          <table:table-cell table:style-name="ce6" office:value-type="string" calcext:value-type="string">
            <text:p>rhevm</text:p>
          </table:table-cell>
          <table:table-cell table:style-name="ce1" office:value-type="string" calcext:value-type="string">
            <text:p>(3.0,3.1,3.2,3.3)</text:p>
          </table:table-cell>
          <table:table-cell table:number-columns-repeated="1016"/>
        </table:table-row>
        <table:table-row table:style-name="ro9">
          <table:table-cell table:style-name="ce1" office:value-type="string" calcext:value-type="string">
            <text:p>CVE-2014-0201</text:p>
          </table:table-cell>
          <table:table-cell table:style-name="ce1" office:value-type="string" calcext:value-type="string">
            <text:p>Red Hat Enterprise Virtualization Manager reports <text:span text:style-name="T1">权限许可和访问控制漏洞</text:span><text:span text:style-name="T2">(CNNVD-201405-557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2.1[</text:span><text:span text:style-name="T5">轻微</text:span><text:span text:style-name="T4">(LOW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NONE[</text:span><text:span text:style-name="T5">不会对系统完整性产生影响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LOCAL[</text:span><text:span text:style-name="T5">漏洞利用需要具有物理访问权限或本地帐户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hevm-reports<text:span text:style-name="T16">程序包</text:span><text:span text:style-name="T17">3.3.3</text:span><text:span text:style-name="T18">之前版本中使用的</text:span><text:span text:style-name="T17">ovirt-engine-reports</text:span><text:span text:style-name="T18">存在安全漏洞，该漏洞源于程序对配置文件使用全局可读权限。本地攻击者可利用该漏洞获取敏感信息。</text:span></text:p>
          </table:table-cell>
          <table:table-cell table:style-name="ce2" office:value-type="string" calcext:value-type="string">
            <text:p>2014-05-29 10:19:07</text:p>
          </table:table-cell>
          <table:table-cell table:style-name="ce2" office:value-type="string" calcext:value-type="string">
            <text:p>2014-05-30 09:47:17</text:p>
          </table:table-cell>
          <table:table-cell table:style-name="ce1" office:value-type="string" calcext:value-type="string">
            <text:p>rhevm</text:p>
          </table:table-cell>
          <table:table-cell table:style-name="ce1" office:value-type="string" calcext:value-type="string">
            <text:p>(3.0,3.1,3.2,3.3)</text:p>
          </table:table-cell>
          <table:table-cell table:number-columns-repeated="1016"/>
        </table:table-row>
        <table:table-row table:style-name="ro10">
          <table:table-cell table:style-name="ce1" office:value-type="string" calcext:value-type="string">
            <text:p>CVE-2014-0036</text:p>
          </table:table-cell>
          <table:table-cell table:style-name="ce1" office:value-type="string" calcext:value-type="string">
            <text:p>rbovirt gem for Ruby <text:span text:style-name="T1">加密问题漏洞</text:span><text:span text:style-name="T2">(CNNVD-201404-357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6.8[</text:span><text:span text:style-name="T5">中等</text:span><text:span text:style-name="T4">(MEDIUM)]</text:span></text:p>
            <text:p><text:span text:style-name="T3">机密性影响</text:span><text:span text:style-name="T4">:PARTIAL[</text:span><text:span text:style-name="T5">很可能造成信息泄露</text:span><text:span text:style-name="T4">]</text:span></text:p>
            <text:p><text:span text:style-name="T3">完整性影响</text:span><text:span text:style-name="T4">:PARTIAL[</text:span><text:span text:style-name="T5">可能会导致系统文件被修改</text:span><text:span text:style-name="T4">]</text:span></text:p>
            <text:p><text:span text:style-name="T3">可用性影响</text:span><text:span text:style-name="T4">:PARTIAL[</text:span><text:span text:style-name="T5">可能会导致性能下降或中断资源访问</text:span><text:span text:style-name="T4">]</text:span></text:p>
            <text:p><text:span text:style-name="T3">攻击复杂度</text:span><text:span text:style-name="T4">:MEDIUM[</text:span><text:span text:style-name="T5">漏洞利用存在一定的访问条件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Ruby<text:span text:style-name="T3">的</text:span><text:span text:style-name="T4">rbovirt gem 0.0.23</text:span><text:span text:style-name="T5">及之前的版本中存在安全漏洞，该漏洞源于程序使用禁用</text:span><text:span text:style-name="T4">SSL</text:span><text:span text:style-name="T5">认证的</text:span><text:span text:style-name="T4">rest-client gem</text:span><text:span text:style-name="T5">。远程攻击者可利用该漏洞实施中间人攻击。</text:span></text:p>
          </table:table-cell>
          <table:table-cell table:style-name="ce2" office:value-type="string" calcext:value-type="string">
            <text:p>2014-04-17 10:55:06</text:p>
          </table:table-cell>
          <table:table-cell table:style-name="ce2" office:value-type="string" calcext:value-type="string">
            <text:p>2014-04-18 09:48:54</text:p>
          </table:table-cell>
          <table:table-cell table:style-name="ce1" office:value-type="string" calcext:value-type="string">
            <text:p>rbovirt</text:p>
          </table:table-cell>
          <table:table-cell table:style-name="ce7" office:value-type="string" calcext:value-type="string">
            <text:p>Ruby(0.0.19,0.0.20,0.0.21,0.0.8,0.0.9,0.0.10,0.0.6,0.0.11,0.0.7,0.0.12,0.0.4,0.0.22,0.0.13,0.0.5,0.0.23,0.0.14,0.0.17,0.0.18,0.0.15,0.0.16,0.0.3,0.0.2,0.0.1)</text:p>
          </table:table-cell>
          <table:table-cell table:number-columns-repeated="1016"/>
        </table:table-row>
        <table:table-row table:style-name="ro11">
          <table:table-cell table:style-name="ce2" office:value-type="string" calcext:value-type="string">
            <text:p>CVE-2013-4181</text:p>
          </table:table-cell>
          <table:table-cell table:style-name="ce1" office:value-type="string" calcext:value-type="string">
            <text:p>Red Hat Enterprise Virtualization ‘addAlert’<text:span text:style-name="T1">函数跨站脚本漏洞</text:span><text:span text:style-name="T2">(CNNVD-201309-230)</text:span></text:p>
          </table:table-cell>
          <table:table-cell table:style-name="ce2" office:value-type="string" calcext:value-type="string">
            <text:p>CVSS<text:span text:style-name="T3">分值</text:span><text:span text:style-name="T4">:4.3[</text:span><text:span text:style-name="T5">中等</text:span><text:span text:style-name="T4">(MEDIUM)]</text:span></text:p>
            <text:p><text:span text:style-name="T3">机密性影响</text:span><text:span text:style-name="T4">:NONE[</text:span><text:span text:style-name="T5">对系统的机密性无影响</text:span><text:span text:style-name="T4">]</text:span></text:p>
            <text:p><text:span text:style-name="T3">完整性影响</text:span><text:span text:style-name="T4">:PARTIAL[</text:span><text:span text:style-name="T5">可能会导致系统文件被修改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MEDIUM[</text:span><text:span text:style-name="T5">漏洞利用存在一定的访问条件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</table:table-cell>
          <table:table-cell table:style-name="ce4" office:value-type="string" calcext:value-type="string">
            <text:p>     Red Hat Enterprise Virtualization 3<text:span text:style-name="T19">和</text:span><text:span text:style-name="T20">3.2</text:span><text:span text:style-name="T21">版本中使用的</text:span><text:span text:style-name="T20">oVirt Engine</text:span><text:span text:style-name="T22">和</text:span><text:span text:style-name="T20">Red Hat Enterprise Virtualization Manager (RHEV-M)</text:span><text:span text:style-name="T22">中的</text:span><text:span text:style-name="T20">RedirectServlet servlet</text:span><text:span text:style-name="T21">应用程序中的‘</text:span><text:span text:style-name="T20">addAlert’</text:span><text:span text:style-name="T22">函数中存在跨站脚本漏洞。远程攻击者可通过发送特制的链接利用该漏洞注入任意</text:span><text:span text:style-name="T20">Web</text:span><text:span text:style-name="T22">脚本或</text:span><text:span text:style-name="T20">HTML</text:span><text:span text:style-name="T22">代码。</text:span></text:p>
          </table:table-cell>
          <table:table-cell table:style-name="ce2" office:value-type="string" calcext:value-type="string">
            <text:p>2013-09-16 15:14:38</text:p>
          </table:table-cell>
          <table:table-cell table:style-name="ce2" office:value-type="string" calcext:value-type="string">
            <text:p>2013-09-25 14:27:25</text:p>
          </table:table-cell>
          <table:table-cell table:style-name="ce1" office:value-type="string" calcext:value-type="string">
            <text:p>redhat</text:p>
          </table:table-cell>
          <table:table-cell table:style-name="ce1" office:value-type="string" calcext:value-type="string">
            <text:p>(3.0,3.2)</text:p>
          </table:table-cell>
          <table:table-cell table:number-columns-repeated="1016"/>
        </table:table-row>
        <table:table-row table:style-name="ro12">
          <table:table-cell table:style-name="ce1" office:value-type="string" calcext:value-type="string">
            <text:p>CVE-2012-3533</text:p>
          </table:table-cell>
          <table:table-cell table:style-name="ce1" office:value-type="string" calcext:value-type="string">
            <text:p>oVirt SSL<text:span text:style-name="T1">证书验证安全绕过漏洞</text:span><text:span text:style-name="T2">(CNNVD-201208-493)</text:span></text:p>
          </table:table-cell>
          <table:table-cell table:style-name="ce2" office:value-type="string" calcext:value-type="string">
            <text:p/>
            <text:p>CVSS<text:span text:style-name="T3">分值</text:span><text:span text:style-name="T4">:5[</text:span><text:span text:style-name="T5">中等</text:span><text:span text:style-name="T4">(MEDIUM)]</text:span></text:p>
            <text:p><text:span text:style-name="T3">机密性影响</text:span><text:span text:style-name="T4">:NONE[</text:span><text:span text:style-name="T5">对系统的机密性无影响</text:span><text:span text:style-name="T4">]</text:span></text:p>
            <text:p><text:span text:style-name="T3">完整性影响</text:span><text:span text:style-name="T4">:PARTIAL[</text:span><text:span text:style-name="T5">可能会导致系统文件被修改</text:span><text:span text:style-name="T4">]</text:span></text:p>
            <text:p><text:span text:style-name="T3">可用性影响</text:span><text:span text:style-name="T4">:NONE[</text:span><text:span text:style-name="T5">对系统可用性无影响</text:span><text:span text:style-name="T4">]</text:span></text:p>
            <text:p><text:span text:style-name="T3">攻击复杂度</text:span><text:span text:style-name="T4">:LOW[</text:span><text:span text:style-name="T5">漏洞利用没有访问限制 </text:span><text:span text:style-name="T4">]</text:span></text:p>
            <text:p><text:span text:style-name="T3">攻击向量</text:span><text:span text:style-name="T4">:NETWORK[</text:span><text:span text:style-name="T5">攻击者不需要获取内网访问权或本地访问权</text:span><text:span text:style-name="T4">]</text:span></text:p>
            <text:p><text:span text:style-name="T3">身份认证</text:span><text:span text:style-name="T4">:NONE[</text:span><text:span text:style-name="T5">漏洞利用无需身份认证</text:span><text:span text:style-name="T4">]</text:span></text:p>
            <text:p/>
          </table:table-cell>
          <table:table-cell table:style-name="ce4" office:value-type="string" calcext:value-type="string">
            <text:p>        oVirt 3.1<text:span text:style-name="T3">版本中的</text:span><text:span text:style-name="T4">python SDK 3.1.0.6</text:span><text:span text:style-name="T5">之前版本和</text:span><text:span text:style-name="T4">CLI 3.1.0.8</text:span><text:span text:style-name="T5">之前版本中存在安全绕过漏洞，该漏洞源于应用程序未正确验证从服务器接收到的</text:span><text:span text:style-name="T4">SSL</text:span><text:span text:style-name="T5">证书。攻击者可利用该漏洞执行中间人攻击或冒充信任的服务器，且有助于进一步攻击。</text:span></text:p>
          </table:table-cell>
          <table:table-cell table:style-name="ce2" office:value-type="string" calcext:value-type="string">
            <text:p>2012-08-31 16:55:01</text:p>
          </table:table-cell>
          <table:table-cell table:style-name="ce2" office:value-type="string" calcext:value-type="string">
            <text:p>2012-09-03 00:00:00</text:p>
          </table:table-cell>
          <table:table-cell table:style-name="ce1" office:value-type="string" calcext:value-type="string">
            <text:p>ovirt-engine,ovirt-engine-cli,ovirt</text:p>
          </table:table-cell>
          <table:table-cell table:style-name="ce2" office:value-type="string" calcext:value-type="string">
            <text:p>3.1.0.5</text:p>
            <text:p>3.1.0.5</text:p>
            <text:p>3.1</text:p>
          </table:table-cell>
          <table:table-cell table:number-columns-repeated="1016"/>
        </table:table-row>
        <table:table-row table:style-name="ro13" table:number-rows-repeated="104856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文泉驿点阵正黑" svg:font-family="文泉驿点阵正黑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0116P0" style:volatile="true" number:language="zh" number:country="CN">
      <number:text>￥</number:text>
      <number:number number:decimal-places="0" number:min-integer-digits="1" number:grouping="true"/>
    </number:number-style>
    <number:number-style style:name="N10116" number:language="zh" number:country="CN">
      <number:text>￥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17P0"/>
    </number:number-style>
    <number:number-style style:name="N10119P0" style:volatile="true" number:language="zh" number:country="CN">
      <number:text>￥</number:text>
      <number:number number:decimal-places="2" number:min-integer-digits="1" number:grouping="true"/>
    </number:number-style>
    <number:number-style style:name="N10119" number:language="zh" number:country="CN">
      <number:text>￥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zh" number:country="CN">
      <number:text>￥</number:text>
      <number:number number:decimal-places="2" number:min-integer-digits="1" number:grouping="true"/>
    </number:number-style>
    <number:number-style style:name="N10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20P0"/>
    </number:number-style>
    <number:date-style style:name="N10121" number:language="zh" number:country="CN">
      <number:year number:style="long"/>
      <number:text>-</number:text>
      <number:month/>
      <number:text>-</number:text>
      <number:day/>
    </number:date-style>
    <number:date-style style:name="N10122" number:language="zh" number:country="CN">
      <number:day/>
      <number:text>-</number:text>
      <number:month number:textual="true"/>
      <number:text>-</number:text>
      <number:year/>
    </number:date-style>
    <number:date-style style:name="N10123" number:language="zh" number:country="CN">
      <number:day/>
      <number:text>-</number:text>
      <number:month number:textual="true"/>
    </number:date-style>
    <number:date-style style:name="N10124" number:language="zh" number:country="CN">
      <number:month number:textual="true"/>
      <number:text>-</number:text>
      <number:year/>
    </number:date-style>
    <number:time-style style:name="N10125" number:language="zh" number:country="CN">
      <number:hours/>
      <number:text>:</number:text>
      <number:minute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</number:time-style>
    <number:time-style style:name="N10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5P0"/>
    </number:number-style>
    <number:date-style style:name="N10136" number:language="zh" number:country="CN">
      <number:month/>
      <number:text>-</number:text>
      <number:day/>
      <number:text>-</number:text>
      <number:year/>
    </number:date-style>
    <number:time-style style:name="N10137" number:language="zh" number:country="CN">
      <number:hours/>
      <number:text>时</number:text>
      <number:minutes number:style="long"/>
      <number:text>分</number:text>
    </number:time-style>
    <number:time-style style:name="N10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9" number:language="zh" number:country="CN">
      <number:am-pm/>
      <number:hours/>
      <number:text>时</number:text>
      <number:minutes number:style="long"/>
      <number:text>分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1P0" style:volatile="true" number:language="zh" number:country="CN">
      <number:number number:decimal-places="0" number:min-integer-digits="1" number:grouping="true"/>
    </number:number-style>
    <number:number-style style:name="N10141" number:language="zh" number:country="CN">
      <number:text>-</number:text>
      <number:number number:decimal-places="0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number:number number:decimal-places="0" number:min-integer-digits="1" number:grouping="true"/>
    </number:number-style>
    <number:number-style style:name="N10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2" number:min-integer-digits="1" number:grouping="true"/>
    </number:number-style>
    <number:number-style style:name="N10143" number:language="zh" number:country="CN">
      <number:text>-</number:text>
      <number:number number:decimal-places="2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number:min-integer-digits="1" number:grouping="true"/>
    </number:number-style>
    <number:number-style style:name="N10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44P0"/>
    </number:number-style>
    <number:number-style style:name="N10148P0" style:volatile="true" number:language="zh" number:country="CN"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zh" number:country="CN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48P2" style:volatile="true" number:language="zh" number:country="CN">
      <loext:fill-character> </loext:fill-character>
      <number:text>- </number:text>
    </number:number-style>
    <number:text-style style:name="N10148" number:language="zh" number:country="CN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zh" number:country="CN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0152P1" style:volatile="true" number:language="zh" number:country="CN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52P2" style:volatile="true" number:language="zh" number:country="CN">
      <number:text> ￥</number:text>
      <loext:fill-character> </loext:fill-character>
      <number:text>- </number:text>
    </number:number-style>
    <number:text-style style:name="N10152" number:language="zh" number:country="CN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zh" number:country="CN"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zh" number:country="CN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56P2" style:volatile="true" number:language="zh" number:country="CN"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zh" number:country="CN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zh" number:country="CN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0160P1" style:volatile="true" number:language="zh" number:country="CN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60P2" style:volatile="true" number:language="zh" number:country="CN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0" number:language="zh" number:country="CN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>
      <style:table-cell-properties style:rotation-align="none" style:vertical-align="bottom"/>
      <style:text-properties style:font-name="文泉驿点阵正黑" fo:font-family="文泉驿点阵正黑" style:font-family-generic="swiss" style:font-name-asian="文泉驿点阵正黑" style:font-family-asian="文泉驿点阵正黑" style:font-family-generic-asian="swiss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00／00／00</text:date>, <text:time style:data-style-name="N2" text:time-value="19:17:32.70052504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页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zh-CN</dc:language>
    <dc:date>2015-11-24T19:18:10.603574581</dc:date>
    <meta:editing-cycles>9</meta:editing-cycles>
    <meta:editing-duration>PT22M18S</meta:editing-duration>
    <meta:generator>LibreOffice/4.2.6.3$Linux_X86_64 LibreOffice_project/420$Build-3</meta:generator>
    <meta:document-statistic meta:table-count="1" meta:cell-count="104" meta:object-count="0"/>
  </office:meta>
</office:document-meta>
</file>